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0.788cm" fo:min-width="16.851cm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e994" draw:textarea-horizontal-align="justify" draw:textarea-vertical-align="top" draw:auto-grow-height="false" fo:min-height="2.584cm" fo:min-width="7.439cm" loext:decorative="false"/>
      <style:paragraph-properties style:writing-mode="lr-tb"/>
    </style:style>
    <style:style style:name="gr3" style:family="graphic" style:parent-style-name="standard">
      <style:graphic-properties svg:stroke-color="#b85c00" draw:fill-color="#e8a202" draw:textarea-horizontal-align="justify" draw:textarea-vertical-align="middle" draw:auto-grow-height="false" fo:min-height="1.422cm" fo:min-width="2.938cm" loext:decorative="false"/>
      <style:paragraph-properties style:writing-mode="lr-tb"/>
    </style:style>
    <style:style style:name="gr4" style:family="graphic" style:parent-style-name="standard">
      <style:graphic-properties svg:stroke-color="#b85c00" draw:fill-color="#e8a202" draw:textarea-horizontal-align="justify" draw:textarea-vertical-align="middle" draw:auto-grow-height="false" fo:min-height="1.422cm" fo:min-width="3.13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afd095" draw:textarea-horizontal-align="justify" draw:textarea-vertical-align="middle" draw:auto-grow-height="false" fo:min-height="1.364cm" fo:min-width="12.461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e994" draw:textarea-horizontal-align="justify" draw:textarea-vertical-align="middle" draw:auto-grow-height="false" fo:min-height="2.569cm" fo:min-width="7.451cm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afd095" draw:textarea-horizontal-align="justify" draw:textarea-vertical-align="middle" draw:auto-grow-height="false" fo:min-height="1.079cm" fo:min-width="12.493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afd095" draw:textarea-horizontal-align="justify" draw:textarea-vertical-align="middle" draw:auto-grow-height="false" fo:min-height="1.079cm" fo:min-width="16.621cm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ffaa95" draw:textarea-horizontal-align="justify" draw:textarea-vertical-align="middle" draw:auto-grow-height="false" fo:min-height="1.079cm" fo:min-width="16.621cm" loext:decorative="false"/>
      <style:paragraph-properties style:writing-mode="lr-tb"/>
    </style:style>
    <style:style style:name="gr10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56cm" fo:min-width="0cm" fo:padding-top="0.151cm" fo:padding-bottom="0.151cm" fo:padding-left="0.276cm" fo:padding-right="0.276cm" fo:wrap-option="wrap" loext:decorative="false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1cm" fo:min-width="0cm" fo:padding-top="0.151cm" fo:padding-bottom="0.151cm" fo:padding-left="0.276cm" fo:padding-right="0.276cm" fo:wrap-option="wrap" loext:decorative="fals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2cm" fo:min-width="0cm" fo:padding-top="0.151cm" fo:padding-bottom="0.151cm" fo:padding-left="0.276cm" fo:padding-right="0.276cm" fo:wrap-option="wrap" loext:decorative="false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04cm" fo:min-width="0cm" fo:padding-top="0.151cm" fo:padding-bottom="0.151cm" fo:padding-left="0.276cm" fo:padding-right="0.276cm" fo:wrap-option="wrap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e8a202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afd095"/>
      <style:paragraph-properties fo:text-align="center"/>
    </style:style>
    <style:style style:name="P7" style:family="paragraph">
      <loext:graphic-properties draw:fill-color="#ffaa95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7.463cm" svg:height="1.15cm" svg:x="1.317cm" svg:y="1.437cm">
          <text:p text:style-name="P1">Modeling a Differential Ca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8.245cm" svg:height="3.14cm" draw:transform="skewX (-0.00575958653158129) translate (10.407cm 3.575cm)">
          <text:p text:style-name="P1">Adding ros2_control plugin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618cm" svg:height="1.852cm" svg:x="10.725cm" svg:y="4.545cm">
          <text:p text:style-name="P4"><text:span text:style-name="T1">Using Gazebo</text:span></text:p>
          <text:p text:style-name="P4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9" draw:id="id9" draw:layer="layout" svg:width="3.81cm" svg:height="1.852cm" svg:x="14.661cm" svg:y="4.545cm">
          <text:p text:style-name="P4"><text:span text:style-name="T1">Using </text:span></text:p>
          <text:p text:style-name="P4"><text:span text:style-name="T1">mock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3" draw:id="id3" draw:layer="layout" svg:width="13.135cm" svg:height="1.788cm" svg:x="1.517cm" svg:y="7.784cm">
          <text:p text:style-name="P1">Configuring </text:p>
          <text:p text:style-name="P1">ROS2 Gazebo bridg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8.255cm" svg:height="3.123cm" svg:x="1.517cm" svg:y="3.592cm">
          <text:p text:style-name="P1">Adding Diff control plugin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4" draw:id="id4" draw:layer="layout" svg:width="13.135cm" svg:height="1.471cm" svg:x="1.517cm" svg:y="10.324cm">
          <text:p text:style-name="P1">Loading the car model into Gazeb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5" draw:id="id5" draw:layer="layout" svg:width="17.263cm" svg:height="1.471cm" svg:x="1.517cm" svg:y="12.864cm">
          <text:p text:style-name="P1">Visualization in Rviz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6" draw:id="id6" draw:layer="layout" svg:width="17.263cm" svg:height="1.471cm" svg:x="1.517cm" svg:y="15.404cm">
          <text:p text:style-name="P1">Control the Ca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8" draw:layer="layout" svg:x1="10.048cm" svg:y1="2.587cm" svg:x2="5.644cm" svg:y2="3.592cm" draw:start-shape="id1" draw:start-glue-point="2" draw:end-shape="id2" draw:end-glue-point="0" svg:d="M10048 2587v503h-4404v502" svg:viewBox="0 0 4405 1006">
          <text:p/>
        </draw:connector>
        <draw:connector draw:style-name="gr10" draw:text-style-name="P8" draw:layer="layout" draw:line-skew="-0.218cm" svg:x1="5.644cm" svg:y1="6.715cm" svg:x2="8.084cm" svg:y2="7.784cm" draw:start-shape="id2" draw:start-glue-point="2" draw:end-shape="id3" draw:end-glue-point="0" svg:d="M5644 6715v317h2440v752" svg:viewBox="0 0 2441 1070">
          <text:p/>
        </draw:connector>
        <draw:connector draw:style-name="gr10" draw:text-style-name="P8" draw:layer="layout" svg:x1="8.084cm" svg:y1="9.572cm" svg:x2="8.084cm" svg:y2="10.324cm" draw:start-shape="id3" draw:start-glue-point="2" draw:end-shape="id4" draw:end-glue-point="0" svg:d="M8084 9572v752" svg:viewBox="0 0 1 753">
          <text:p/>
        </draw:connector>
        <draw:connector draw:style-name="gr10" draw:text-style-name="P8" draw:layer="layout" draw:line-skew="-0.217cm" svg:x1="8.084cm" svg:y1="11.795cm" svg:x2="10.148cm" svg:y2="12.864cm" draw:start-shape="id4" draw:start-glue-point="2" draw:end-shape="id5" draw:end-glue-point="0" svg:d="M8084 11795v317h2064v752" svg:viewBox="0 0 2065 1070">
          <text:p/>
        </draw:connector>
        <draw:connector draw:style-name="gr10" draw:text-style-name="P8" draw:layer="layout" svg:x1="10.148cm" svg:y1="14.335cm" svg:x2="10.148cm" svg:y2="15.404cm" draw:start-shape="id5" draw:start-glue-point="2" draw:end-shape="id6" svg:d="M10148 14335v1069" svg:viewBox="0 0 1 1070">
          <text:p/>
        </draw:connector>
        <draw:connector draw:style-name="gr10" draw:text-style-name="P8" draw:layer="layout" svg:x1="10.048cm" svg:y1="2.587cm" svg:x2="14.529cm" svg:y2="3.575cm" draw:start-shape="id1" draw:start-glue-point="2" draw:end-shape="id7" draw:end-glue-point="0" svg:d="M10048 2587v495h4481v493" svg:viewBox="0 0 4482 989">
          <text:p/>
        </draw:connector>
        <draw:connector draw:style-name="gr10" draw:text-style-name="P8" draw:layer="layout" draw:line-skew="-0.059cm" svg:x1="12.534cm" svg:y1="6.397cm" svg:x2="8.084cm" svg:y2="7.784cm" draw:start-shape="id8" draw:start-glue-point="2" draw:end-shape="id3" svg:d="M12534 6397v635h-4450v752" svg:viewBox="0 0 4451 1388">
          <text:p/>
        </draw:connector>
        <draw:connector draw:style-name="gr10" draw:text-style-name="P8" draw:layer="layout" draw:line-skew="2.481cm" svg:x1="16.566cm" svg:y1="6.397cm" svg:x2="10.148cm" svg:y2="12.864cm" draw:start-shape="id9" draw:start-glue-point="2" draw:end-shape="id5" svg:d="M16566 6397v5715h-6418v752" svg:viewBox="0 0 6419 6468">
          <text:p/>
        </draw:connector>
        <draw:custom-shape draw:style-name="gr11" draw:text-style-name="P8" draw:layer="layout" svg:width="0.318cm" svg:height="1.588cm" svg:x="19.732cm" svg:y="1.3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8" draw:layer="layout" svg:width="0.318cm" svg:height="3.176cm" svg:x="19.732cm" svg:y="3.5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8" draw:layer="layout" svg:width="0.318cm" svg:height="6.668cm" svg:x="19.732cm" svg:y="7.6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8" draw:layer="layout" svg:width="0.318cm" svg:height="1.588cm" svg:x="19.732cm" svg:y="15.2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9" draw:layer="layout" svg:width="2.94cm" svg:height="0.886cm" svg:x="20.367cm" svg:y="1.701cm">
          <draw:text-box>
            <text:p>Modeling</text:p>
          </draw:text-box>
        </draw:frame>
        <draw:frame draw:style-name="gr15" draw:text-style-name="P9" draw:layer="layout" svg:width="3.207cm" svg:height="0.886cm" svg:x="20.367cm" svg:y="4.81cm">
          <draw:text-box>
            <text:p>Modifying</text:p>
          </draw:text-box>
        </draw:frame>
        <draw:frame draw:style-name="gr15" draw:text-style-name="P9" draw:layer="layout" svg:width="3.271cm" svg:height="0.886cm" svg:x="20.367cm" svg:y="10.591cm">
          <draw:text-box>
            <text:p>Simulation</text:p>
          </draw:text-box>
        </draw:frame>
        <draw:frame draw:style-name="gr16" draw:text-style-name="P9" draw:layer="layout" svg:width="3.588cm" svg:height="1.521cm" svg:x="20.589cm" svg:y="15.605cm">
          <draw:text-box>
            <text:p>Controlling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" fo:font-family="Times" style:font-style-name="Regular" style:font-family-generic="roman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Times" fo:font-family="Times" style:font-style-name="Regular" style:font-family-generic="roman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0:42:13.393701559</meta:creation-date>
    <dc:date>2024-12-29T11:44:36.289315810</dc:date>
    <meta:editing-duration>PT40M54S</meta:editing-duration>
    <meta:editing-cycles>3</meta:editing-cycles>
    <meta:generator>LibreOffice/24.2.7.2$Linux_X86_64 LibreOffice_project/420$Build-2</meta:generator>
    <meta:document-statistic meta:object-count="25"/>
  </office:meta>
</office:document-meta>
</file>